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25mm"/>
    </style:style>
    <style:style style:name="co2" style:family="table-column">
      <style:table-column-properties fo:break-before="auto" style:column-width="244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header-rows>
          <table:table-row table:style-name="ro1">
            <table:table-cell table:style-name="ce1" office:value-type="string" calcext:value-type="string" table:number-columns-spanned="2" table:number-rows-spanned="1">
              <text:p>HUAWEI P10 LITE - WAS-LX1A 8.0.0.383 (C432) - DEFAULT SOFTWARE</text:p>
            </table:table-cell>
            <table:covered-table-cell/>
          </table:table-row>
          <table:table-row table:style-name="ro1">
            <table:table-cell table:number-columns-repeated="2"/>
          </table:table-row>
        </table:table-header-rows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priv-app/WallpaperCropper/WallpaperCropper.apk=com.android.wallpapercropper</text:p>
          </table:table-cell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 office:value-type="string" calcext:value-type="string">
            <text:p>compatibility test suite</text:p>
          </table:table-cell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google 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 office:value-type="string" calcext:value-type="string">
            <text:p>huawei *#*#2846579#*#*</text:p>
          </table:table-cell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 office:value-type="string" calcext:value-type="string">
            <text:p>huawei advanced power saving</text:p>
          </table:table-cell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 office:value-type="string" calcext:value-type="string">
            <text:p>huawei 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compass</text:p>
          </table:table-cell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ardware testing</text:p>
          </table:table-cell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huawei import contacts over bt</text:p>
          </table:table-cell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 office:value-type="string" calcext:value-type="string">
            <text:p>huawei mirror</text:p>
          </table:table-cell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 office:value-type="string" calcext:value-type="string">
            <text:p>huawei mirrorshare</text:p>
          </table:table-cell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 office:value-type="string" calcext:value-type="string">
            <text:p>huawei navigation dock</text:p>
          </table:table-cell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 office:value-type="string" calcext:value-type="string">
            <text:p>huawei nearby</text:p>
          </table:table-cell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notepad</text:p>
          </table:table-cell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 office:value-type="string" calcext:value-type="string">
            <text:p>huawei power genie</text:p>
          </table:table-cell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rcs service</text:p>
          </table:table-cell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huawei 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 office:value-type="string" calcext:value-type="string">
            <text:p>huawei share</text:p>
          </table:table-cell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 office:value-type="string" calcext:value-type="string">
            <text:p>huawei smart screenshot</text:p>
          </table:table-cell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 office:value-type="string" calcext:value-type="string">
            <text:p>huawei smart 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 office:value-type="string" calcext:value-type="string">
            <text:p>huawei system update push service</text:p>
          </table:table-cell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 office:value-type="string" calcext:value-type="string">
            <text:p>huawei tips</text:p>
          </table:table-cell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 office:value-type="string" calcext:value-type="string">
            <text:p>huawei trust agent</text:p>
          </table:table-cell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huawei watch sync</text:p>
          </table:table-cell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 office:value-type="string" calcext:value-type="string">
            <text:p>Nfc tags</text:p>
          </table:table-cell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 office:value-type="string" calcext:value-type="string">
            <text:p>partner bookmarks storage</text:p>
          </table:table-cell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 office:value-type="string" calcext:value-type="string">
            <text:p>secure user plane location</text:p>
          </table:table-cell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 office:value-type="string" calcext:value-type="string">
            <text:p>t-mobile chrome customization</text:p>
          </table:table-cell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</table:table>
      <table:named-expressions/>
      <table:database-ranges>
        <table:database-range table:name="__Anonymous_Sheet_DB__0" table:target-range-address="'WAS-LX1A_SW'.A3:'WAS-LX1A_SW'.B1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/></text:p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7:42:48.22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18:10:56.243000000</dc:date>
    <meta:editing-duration>PT5H43M14S</meta:editing-duration>
    <meta:editing-cycles>199</meta:editing-cycles>
    <meta:generator>LibreOffice/6.1.6.3$Windows_X86_64 LibreOffice_project/5896ab1714085361c45cf540f76f60673dd96a72</meta:generator>
    <meta:document-statistic meta:table-count="1" meta:cell-count="379" meta:object-count="0"/>
  </office:meta>
</office:document-meta>
</file>